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Thumbnails/thumbnail.png" manifest:media-type="image/png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meta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eb4db4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f7dbb" officeooo:paragraph-rsid="0062162e"/>
    </style:style>
    <style:style style:name="P16" style:family="paragraph" style:parent-style-name="Standard">
      <style:text-properties officeooo:rsid="002f7dbb" officeooo:paragraph-rsid="006aa50f"/>
    </style:style>
    <style:style style:name="P17" style:family="paragraph" style:parent-style-name="Standard">
      <style:text-properties officeooo:rsid="002f7dbb" officeooo:paragraph-rsid="006c26ad"/>
    </style:style>
    <style:style style:name="P18" style:family="paragraph" style:parent-style-name="Standard">
      <style:text-properties officeooo:rsid="002f7dbb" officeooo:paragraph-rsid="006c96a8"/>
    </style:style>
    <style:style style:name="P19" style:family="paragraph" style:parent-style-name="Standard">
      <style:text-properties officeooo:rsid="002f7dbb" officeooo:paragraph-rsid="006ce159"/>
    </style:style>
    <style:style style:name="P20" style:family="paragraph" style:parent-style-name="Standard">
      <style:text-properties officeooo:rsid="002f7dbb" officeooo:paragraph-rsid="00c7af19"/>
    </style:style>
    <style:style style:name="P21" style:family="paragraph" style:parent-style-name="Standard">
      <style:text-properties officeooo:rsid="002f7dbb" officeooo:paragraph-rsid="00e75396"/>
    </style:style>
    <style:style style:name="P22" style:family="paragraph" style:parent-style-name="Standard">
      <style:text-properties officeooo:rsid="0030255c" officeooo:paragraph-rsid="0030255c"/>
    </style:style>
    <style:style style:name="P23" style:family="paragraph" style:parent-style-name="Standard">
      <style:text-properties officeooo:rsid="0030255c" officeooo:paragraph-rsid="006aa50f"/>
    </style:style>
    <style:style style:name="P24" style:family="paragraph" style:parent-style-name="Standard">
      <style:text-properties officeooo:rsid="0030255c" officeooo:paragraph-rsid="006b5bc9"/>
    </style:style>
    <style:style style:name="P25" style:family="paragraph" style:parent-style-name="Standard">
      <style:text-properties officeooo:rsid="0030255c" officeooo:paragraph-rsid="006e904c"/>
    </style:style>
    <style:style style:name="P26" style:family="paragraph" style:parent-style-name="Standard">
      <style:text-properties officeooo:rsid="0030255c" officeooo:paragraph-rsid="009eb43a"/>
    </style:style>
    <style:style style:name="P27" style:family="paragraph" style:parent-style-name="Standard">
      <style:text-properties officeooo:rsid="0030255c" officeooo:paragraph-rsid="00c67e96"/>
    </style:style>
    <style:style style:name="P28" style:family="paragraph" style:parent-style-name="Standard">
      <style:text-properties officeooo:rsid="0030d99f" officeooo:paragraph-rsid="0093a2a6"/>
    </style:style>
    <style:style style:name="P29" style:family="paragraph" style:parent-style-name="Standard">
      <style:text-properties officeooo:rsid="0030d99f" officeooo:paragraph-rsid="006aa50f"/>
    </style:style>
    <style:style style:name="P30" style:family="paragraph" style:parent-style-name="Standard">
      <style:text-properties officeooo:paragraph-rsid="0030d99f"/>
    </style:style>
    <style:style style:name="P31" style:family="paragraph" style:parent-style-name="Standard">
      <style:text-properties officeooo:paragraph-rsid="00333b02"/>
    </style:style>
    <style:style style:name="P32" style:family="paragraph" style:parent-style-name="Standard">
      <style:text-properties officeooo:rsid="00333b02" officeooo:paragraph-rsid="00433466"/>
    </style:style>
    <style:style style:name="P33" style:family="paragraph" style:parent-style-name="Standard">
      <style:text-properties officeooo:rsid="003c13b4" officeooo:paragraph-rsid="003c13b4"/>
    </style:style>
    <style:style style:name="P34" style:family="paragraph" style:parent-style-name="Standard">
      <style:text-properties officeooo:rsid="0041f697" officeooo:paragraph-rsid="00740e47"/>
    </style:style>
    <style:style style:name="P35" style:family="paragraph" style:parent-style-name="Standard">
      <style:text-properties officeooo:rsid="0041f697" officeooo:paragraph-rsid="0093a2a6"/>
    </style:style>
    <style:style style:name="P36" style:family="paragraph" style:parent-style-name="Standard">
      <style:text-properties officeooo:rsid="0041f697" officeooo:paragraph-rsid="00e75396"/>
    </style:style>
    <style:style style:name="P37" style:family="paragraph" style:parent-style-name="Standard">
      <style:text-properties officeooo:rsid="0041f697" officeooo:paragraph-rsid="006aa50f"/>
    </style:style>
    <style:style style:name="P38" style:family="paragraph" style:parent-style-name="Standard">
      <style:text-properties officeooo:rsid="0041f697" officeooo:paragraph-rsid="00e9c8cf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62162e" officeooo:paragraph-rsid="0062162e"/>
    </style:style>
    <style:style style:name="P46" style:family="paragraph" style:parent-style-name="Standard">
      <style:text-properties officeooo:rsid="0062162e" officeooo:paragraph-rsid="006b5bc9"/>
    </style:style>
    <style:style style:name="P47" style:family="paragraph" style:parent-style-name="Standard">
      <style:text-properties officeooo:paragraph-rsid="0062162e"/>
    </style:style>
    <style:style style:name="P48" style:family="paragraph" style:parent-style-name="Standard">
      <style:text-properties officeooo:paragraph-rsid="006380e0"/>
    </style:style>
    <style:style style:name="P49" style:family="paragraph" style:parent-style-name="Standard">
      <style:text-properties officeooo:paragraph-rsid="0047032a"/>
    </style:style>
    <style:style style:name="P50" style:family="paragraph" style:parent-style-name="Standard">
      <style:text-properties officeooo:rsid="005d3d16" officeooo:paragraph-rsid="006b5bc9"/>
    </style:style>
    <style:style style:name="P51" style:family="paragraph" style:parent-style-name="Standard">
      <style:text-properties officeooo:rsid="005d3d16" officeooo:paragraph-rsid="007025f2"/>
    </style:style>
    <style:style style:name="P52" style:family="paragraph" style:parent-style-name="Standard">
      <style:text-properties officeooo:rsid="006aa50f" officeooo:paragraph-rsid="006aa50f"/>
    </style:style>
    <style:style style:name="P53" style:family="paragraph" style:parent-style-name="Standard">
      <style:text-properties officeooo:paragraph-rsid="006b5bc9"/>
    </style:style>
    <style:style style:name="P54" style:family="paragraph" style:parent-style-name="Standard">
      <style:text-properties officeooo:rsid="002f0427" officeooo:paragraph-rsid="006b5bc9"/>
    </style:style>
    <style:style style:name="P55" style:family="paragraph" style:parent-style-name="Standard">
      <style:text-properties officeooo:rsid="006b5bc9" officeooo:paragraph-rsid="006b5bc9"/>
    </style:style>
    <style:style style:name="P56" style:family="paragraph" style:parent-style-name="Standard">
      <style:text-properties officeooo:rsid="006b5bc9" officeooo:paragraph-rsid="00eb4db4"/>
    </style:style>
    <style:style style:name="P57" style:family="paragraph" style:parent-style-name="Standard">
      <style:text-properties officeooo:rsid="007025f2" officeooo:paragraph-rsid="007025f2"/>
    </style:style>
    <style:style style:name="P58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9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0" style:family="paragraph" style:parent-style-name="Standard">
      <style:text-properties officeooo:rsid="001a560d" officeooo:paragraph-rsid="001a560d"/>
    </style:style>
    <style:style style:name="P61" style:family="paragraph" style:parent-style-name="Standard">
      <style:text-properties officeooo:rsid="006ce159" officeooo:paragraph-rsid="006c26ad"/>
    </style:style>
    <style:style style:name="P62" style:family="paragraph" style:parent-style-name="Standard">
      <style:text-properties officeooo:paragraph-rsid="00953d61"/>
    </style:style>
    <style:style style:name="P63" style:family="paragraph" style:parent-style-name="Standard">
      <style:text-properties officeooo:paragraph-rsid="00983ce0"/>
    </style:style>
    <style:style style:name="P64" style:family="paragraph" style:parent-style-name="Standard">
      <style:text-properties officeooo:paragraph-rsid="006c96a8"/>
    </style:style>
    <style:style style:name="P65" style:family="paragraph" style:parent-style-name="Standard">
      <style:text-properties officeooo:rsid="00aa3ca6" officeooo:paragraph-rsid="00aa3ca6"/>
    </style:style>
    <style:style style:name="P66" style:family="paragraph" style:parent-style-name="Standard">
      <style:text-properties officeooo:paragraph-rsid="00b2e5f8"/>
    </style:style>
    <style:style style:name="P67" style:family="paragraph" style:parent-style-name="Standard">
      <style:text-properties officeooo:rsid="0047dae3" officeooo:paragraph-rsid="0047dae3"/>
    </style:style>
    <style:style style:name="P68" style:family="paragraph" style:parent-style-name="Standard">
      <style:text-properties officeooo:rsid="001ce192" officeooo:paragraph-rsid="000ffb35"/>
    </style:style>
    <style:style style:name="P69" style:family="paragraph" style:parent-style-name="Standard">
      <style:text-properties officeooo:rsid="00b8f63d" officeooo:paragraph-rsid="00b8f63d"/>
    </style:style>
    <style:style style:name="P70" style:family="paragraph" style:parent-style-name="Standard">
      <style:text-properties officeooo:rsid="00b9b6a8" officeooo:paragraph-rsid="00b9b6a8"/>
    </style:style>
    <style:style style:name="P71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2" style:family="paragraph" style:parent-style-name="Standard">
      <style:text-properties officeooo:rsid="007227ab" officeooo:paragraph-rsid="0062162e"/>
    </style:style>
    <style:style style:name="P73" style:family="paragraph" style:parent-style-name="Standard">
      <style:text-properties officeooo:rsid="00c67e96" officeooo:paragraph-rsid="00c67e96"/>
    </style:style>
    <style:style style:name="P74" style:family="paragraph" style:parent-style-name="Standard">
      <style:text-properties officeooo:rsid="00c7bf39" officeooo:paragraph-rsid="001b4754"/>
    </style:style>
    <style:style style:name="P75" style:family="paragraph" style:parent-style-name="Standard">
      <style:text-properties officeooo:rsid="00c7bf39" officeooo:paragraph-rsid="00c7bf39"/>
    </style:style>
    <style:style style:name="P76" style:family="paragraph" style:parent-style-name="Standard">
      <style:text-properties officeooo:paragraph-rsid="00c87004"/>
    </style:style>
    <style:style style:name="P77" style:family="paragraph" style:parent-style-name="Standard">
      <style:text-properties officeooo:rsid="00ca450b" officeooo:paragraph-rsid="00ca450b"/>
    </style:style>
    <style:style style:name="P78" style:family="paragraph" style:parent-style-name="Standard">
      <style:text-properties officeooo:rsid="00d30adb" officeooo:paragraph-rsid="00d30adb"/>
    </style:style>
    <style:style style:name="P79" style:family="paragraph" style:parent-style-name="Standard">
      <style:text-properties officeooo:rsid="00d30adb" officeooo:paragraph-rsid="00d417fa"/>
    </style:style>
    <style:style style:name="P80" style:family="paragraph" style:parent-style-name="Standard">
      <style:text-properties officeooo:rsid="00d3667a" officeooo:paragraph-rsid="00d3667a"/>
    </style:style>
    <style:style style:name="P81" style:family="paragraph" style:parent-style-name="Standard">
      <style:text-properties officeooo:paragraph-rsid="00d30adb"/>
    </style:style>
    <style:style style:name="P82" style:family="paragraph" style:parent-style-name="Standard">
      <style:text-properties officeooo:rsid="00db0418" officeooo:paragraph-rsid="00db0418"/>
    </style:style>
    <style:style style:name="P83" style:family="paragraph" style:parent-style-name="Standard">
      <style:text-properties officeooo:rsid="00db0418" officeooo:paragraph-rsid="00d911df"/>
    </style:style>
    <style:style style:name="P84" style:family="paragraph" style:parent-style-name="Standard">
      <style:text-properties officeooo:rsid="00e75396" officeooo:paragraph-rsid="00e75396"/>
    </style:style>
    <style:style style:name="P85" style:family="paragraph" style:parent-style-name="Standard">
      <style:text-properties officeooo:paragraph-rsid="00e75396"/>
    </style:style>
    <style:style style:name="P86" style:family="paragraph" style:parent-style-name="Standard">
      <style:text-properties officeooo:rsid="00dc6155" officeooo:paragraph-rsid="00e75396"/>
    </style:style>
    <style:style style:name="P87" style:family="paragraph" style:parent-style-name="Standard">
      <style:text-properties officeooo:rsid="00e95667" officeooo:paragraph-rsid="00e95667"/>
    </style:style>
    <style:style style:name="P88" style:family="paragraph" style:parent-style-name="Standard">
      <style:text-properties officeooo:rsid="00e95667" officeooo:paragraph-rsid="00e96ba8"/>
    </style:style>
    <style:style style:name="P89" style:family="paragraph" style:parent-style-name="Standard">
      <style:text-properties officeooo:rsid="00e96ba8" officeooo:paragraph-rsid="00e96ba8"/>
    </style:style>
    <style:style style:name="P90" style:family="paragraph" style:parent-style-name="Standard">
      <style:text-properties officeooo:rsid="00e96ba8" officeooo:paragraph-rsid="00f11bf0"/>
    </style:style>
    <style:style style:name="P91" style:family="paragraph" style:parent-style-name="Standard">
      <style:text-properties officeooo:rsid="00e982a6" officeooo:paragraph-rsid="00e982a6"/>
    </style:style>
    <style:style style:name="P92" style:family="paragraph" style:parent-style-name="Standard">
      <style:text-properties officeooo:rsid="00e982a6" officeooo:paragraph-rsid="00e96ba8"/>
    </style:style>
    <style:style style:name="P93" style:family="paragraph" style:parent-style-name="Standard">
      <style:text-properties officeooo:rsid="002e70e1" officeooo:paragraph-rsid="00e9c8cf"/>
    </style:style>
    <style:style style:name="P94" style:family="paragraph" style:parent-style-name="Standard">
      <style:text-properties officeooo:rsid="002e70e1" officeooo:paragraph-rsid="00eb4db4"/>
    </style:style>
    <style:style style:name="P95" style:family="paragraph" style:parent-style-name="Standard">
      <style:text-properties officeooo:rsid="00eb4db4" officeooo:paragraph-rsid="00eb4db4"/>
    </style:style>
    <style:style style:name="P96" style:family="paragraph" style:parent-style-name="Standard">
      <style:text-properties officeooo:paragraph-rsid="00eb4db4"/>
    </style:style>
    <style:style style:name="P97" style:family="paragraph" style:parent-style-name="Standard">
      <style:text-properties officeooo:rsid="00dff138" officeooo:paragraph-rsid="006b5bc9"/>
    </style:style>
    <style:style style:name="P98" style:family="paragraph" style:parent-style-name="Standard">
      <style:text-properties officeooo:rsid="00dff138" officeooo:paragraph-rsid="00eb4db4"/>
    </style:style>
    <style:style style:name="P99" style:family="paragraph" style:parent-style-name="Standard">
      <style:text-properties officeooo:rsid="0017bfa1" officeooo:paragraph-rsid="00eb4db4"/>
    </style:style>
    <style:style style:name="P100" style:family="paragraph" style:parent-style-name="Standard">
      <style:text-properties officeooo:rsid="005822aa" officeooo:paragraph-rsid="00eb4db4"/>
    </style:style>
    <style:style style:name="P101" style:family="paragraph" style:parent-style-name="Standard">
      <style:text-properties officeooo:rsid="009d7745" officeooo:paragraph-rsid="00eb4db4"/>
    </style:style>
    <style:style style:name="P102" style:family="paragraph" style:parent-style-name="Standard">
      <style:text-properties officeooo:rsid="007c7c90" officeooo:paragraph-rsid="00eb4db4"/>
    </style:style>
    <style:style style:name="P103" style:family="paragraph" style:parent-style-name="Standard">
      <style:text-properties officeooo:rsid="009f4918" officeooo:paragraph-rsid="00eb4db4"/>
    </style:style>
    <style:style style:name="P104" style:family="paragraph" style:parent-style-name="Standard">
      <style:text-properties officeooo:rsid="00e9c8cf" officeooo:paragraph-rsid="00eb4db4"/>
    </style:style>
    <style:style style:name="P105" style:family="paragraph" style:parent-style-name="Standard">
      <style:text-properties officeooo:rsid="00f36b4e" officeooo:paragraph-rsid="00f36b4e"/>
    </style:style>
    <style:style style:name="P106" style:family="paragraph" style:parent-style-name="Standard">
      <style:text-properties officeooo:rsid="00f6c0e9" officeooo:paragraph-rsid="00f6c0e9"/>
    </style:style>
    <style:style style:name="P107" style:family="paragraph" style:parent-style-name="Standard">
      <style:text-properties officeooo:rsid="00e95667" officeooo:paragraph-rsid="0103dac1"/>
    </style:style>
    <style:style style:name="P108" style:family="paragraph" style:parent-style-name="Standard">
      <style:text-properties officeooo:rsid="00db0418" officeooo:paragraph-rsid="00d911df"/>
    </style:style>
    <style:style style:name="P109" style:family="paragraph" style:parent-style-name="Standard">
      <style:text-properties officeooo:rsid="01046086" officeooo:paragraph-rsid="0105c8fb"/>
    </style:style>
    <style:style style:name="P110" style:family="paragraph" style:parent-style-name="Standard">
      <style:text-properties officeooo:rsid="0105c8fb" officeooo:paragraph-rsid="0105c8fb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0f36b4e" officeooo:paragraph-rsid="0108ecd0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e6ba8"/>
    </style:style>
    <style:style style:name="T74" style:family="text">
      <style:text-properties officeooo:rsid="00ef35ab"/>
    </style:style>
    <style:style style:name="T75" style:family="text">
      <style:text-properties officeooo:rsid="00f11bf0"/>
    </style:style>
    <style:style style:name="T76" style:family="text">
      <style:text-properties officeooo:rsid="00f14580"/>
    </style:style>
    <style:style style:name="T77" style:family="text">
      <style:text-properties officeooo:rsid="00f29a45"/>
    </style:style>
    <style:style style:name="T78" style:family="text">
      <style:text-properties officeooo:rsid="00f36b4e"/>
    </style:style>
    <style:style style:name="T79" style:family="text">
      <style:text-properties officeooo:rsid="00f4c75f"/>
    </style:style>
    <style:style style:name="T80" style:family="text">
      <style:text-properties officeooo:rsid="00f55486"/>
    </style:style>
    <style:style style:name="T81" style:family="text">
      <style:text-properties officeooo:rsid="00f58d49"/>
    </style:style>
    <style:style style:name="T82" style:family="text">
      <style:text-properties officeooo:rsid="00f77bd6"/>
    </style:style>
    <style:style style:name="T83" style:family="text">
      <style:text-properties officeooo:rsid="00f95f7f"/>
    </style:style>
    <style:style style:name="T84" style:family="text">
      <style:text-properties officeooo:rsid="00faa95b"/>
    </style:style>
    <style:style style:name="T85" style:family="text">
      <style:text-properties officeooo:rsid="00fac8cc"/>
    </style:style>
    <style:style style:name="T86" style:family="text">
      <style:text-properties officeooo:rsid="00ff4374"/>
    </style:style>
    <style:style style:name="T87" style:family="text">
      <style:text-properties officeooo:rsid="01019dbd"/>
    </style:style>
    <style:style style:name="T88" style:family="text">
      <style:text-properties officeooo:rsid="0103dac1"/>
    </style:style>
    <style:style style:name="T89" style:family="text">
      <style:text-properties officeooo:rsid="0105c8fb"/>
    </style:style>
    <style:style style:name="T90" style:family="text">
      <style:text-properties officeooo:rsid="00f6c0e9"/>
    </style:style>
    <style:style style:name="T91" style:family="text">
      <style:text-properties officeooo:rsid="010699f9"/>
    </style:style>
    <style:style style:name="T92" style:family="text">
      <style:text-properties officeooo:rsid="00e982a6"/>
    </style:style>
    <style:style style:name="T93" style:family="text">
      <style:text-properties officeooo:rsid="01075ad4"/>
    </style:style>
    <style:style style:name="T94" style:family="text">
      <style:text-properties officeooo:rsid="0108ec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73">A g</text:span>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0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4"/>
      <text:p text:style-name="P7"/>
      <text:p text:style-name="P96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96"/>
      <text:p text:style-name="P95">Forward algorithm:</text:p>
      <text:p text:style-name="P96"/>
      <text:p text:style-name="P96">Starting with the 1st and nth equations and working inwards to the 2nd and n-1st an so on, for the jth pair of equations <text:s/>we can write, <text:span text:style-name="T72">for the three point equations</text:span>:</text:p>
      <text:p text:style-name="P31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2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6">for <text:s/><text:span text:style-name="T12">j:{1,2,3,4…} 0 &lt; j &lt; n/2 </text:span></text:p>
      <text:p text:style-name="P31"><text:span text:style-name="T57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1"/>
      <text:p text:style-name="P70">then we have</text:p>
      <text:p text:style-name="P31"><text:soft-page-break/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1"/>
      <text:p text:style-name="P31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1"/>
      <text:p text:style-name="P31"><draw:frame draw:style-name="fr3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3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3"/>
      <text:p text:style-name="P63">At the center of the matrix we have to solve either a 2x2 system of equations if n is even or a 3x3 system if n is odd. <text:s/>If n is even the final equation becomes, with j=n/2:</text:p>
      <text:p text:style-name="P2"/>
      <text:p text:style-name="P62"><draw:frame draw:style-name="fr3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2"/>
      <text:p text:style-name="P79">which is <text:span text:style-name="T51">a </text:span>2x2 system solvable for the middle two <text:span text:style-name="T64">values:</text:span></text:p>
      <text:p text:style-name="P78"/>
      <text:p text:style-name="P80"><draw:frame draw:style-name="fr3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1"/>
      <text:p text:style-name="P62"><text:s text:c="2"/></text:p>
      <text:p text:style-name="P71"/>
      <text:p text:style-name="P30">If n is odd, <text:span text:style-name="T16">the middle term is included</text:span>:</text:p>
      <text:p text:style-name="P2"/>
      <text:p text:style-name="P68"><draw:frame draw:style-name="fr3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8"/>
      <text:p text:style-name="P67">With</text:p>
      <text:p text:style-name="P32"/>
      <text:p text:style-name="P33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3"/>
      <text:p text:style-name="P33"><text:soft-page-break/><draw:frame draw:style-name="fr3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9"/>
      <text:p text:style-name="P69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3"/>
      <text:p text:style-name="P33"><draw:frame draw:style-name="fr3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9"/>
      <text:p text:style-name="P52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3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9"/>
      <text:p text:style-name="P49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text:soft-page-break/><draw:frame draw:style-name="fr3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6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6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3"/>
      <text:p text:style-name="P53"/>
      <text:p text:style-name="P50">but </text:p>
      <text:p text:style-name="P50"/>
      <text:p text:style-name="P50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3"/>
      <text:p text:style-name="P50">and <text:span text:style-name="T33">so</text:span></text:p>
      <text:p text:style-name="P23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65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3"/>
      <text:p text:style-name="P23"/>
      <text:p text:style-name="P55">We can workout similar formulae for <text:span text:style-name="T43">5 and 7 </text:span>rows left, with:<text:span text:style-name="T43"> </text:span></text:p>
      <text:p text:style-name="P54"/>
      <text:p text:style-name="P53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3"/>
      <text:p text:style-name="P53"/>
      <text:p text:style-name="P46">and</text:p>
      <text:p text:style-name="P53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4"><text:soft-page-break/></text:p>
      <text:p text:style-name="P23"/>
      <text:p text:style-name="P27">Writing more generally, <text:span text:style-name="T15">if we write </text:span>the first equation <text:span text:style-name="T61">corresponding to the 3 point formula</text:span></text:p>
      <text:p text:style-name="P27"/>
      <text:p text:style-name="P27"><draw:frame draw:style-name="fr3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73">as</text:p>
      <text:p text:style-name="P16"/>
      <text:p text:style-name="P17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/>
      <text:p text:style-name="P19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9"/>
      <text:p text:style-name="P26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><text:s/></text:p>
      <text:p text:style-name="P20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7"/>
      <text:p text:style-name="P19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19"/>
      <text:p text:style-name="P19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1">results in the second equation as</text:p>
      <text:p text:style-name="P17"/>
      <text:p text:style-name="P17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8"/>
      <text:p text:style-name="P18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8"/>
      <text:p text:style-name="P18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p text:style-name="P64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4"/>
      <text:p text:style-name="P29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37"/>
      <text:p text:style-name="P35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5"/>
      <text:p text:style-name="P28">so that the final inner values are given by</text:p>
      <text:p text:style-name="P34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38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59"/>
      <text:p text:style-name="P41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57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77"/>
      <text:p text:style-name="P77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77"/>
      <text:p text:style-name="P77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82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8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2"/>
      <text:p text:style-name="P39"/>
      <text:p text:style-name="P45">In summary, the forward algorithm consists of computing the matrix and vector every (m-1) sets of rows with</text:p>
      <text:p text:style-name="P15"/>
      <text:p text:style-name="P15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5"/>
      <text:p text:style-name="P47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5"/>
      <text:p text:style-name="P45"><text:span text:style-name="T48">for</text:span> <text:span text:style-name="T34">n/(m-1) number of times. (integer division)</text:span></text:p>
      <text:p text:style-name="P45"/>
      <text:p text:style-name="P48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6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39"/>
      <text:p text:style-name="P43"><draw:frame draw:style-name="fr1" draw:name="Object29" text:anchor-type="as-char" svg:y="-0.211in" svg:width="3.302in" svg:height="0.2846in" draw:z-index="6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77">or </text:p>
      <text:p text:style-name="P77"/>
      <text:p text:style-name="P77"><draw:frame draw:style-name="fr1" draw:name="Object76" text:anchor-type="as-char" svg:y="-0.211in" svg:width="2.8799in" svg:height="0.2846in" draw:z-index="67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7"/>
      <text:p text:style-name="P77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48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5"/>
      <text:p text:style-name="P51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5"/>
      <text:p text:style-name="P97"/>
      <text:p text:style-name="P91">Reverse algorithm:</text:p>
      <text:p text:style-name="P84"/>
      <text:p text:style-name="P84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4"/>
      <text:p text:style-name="P8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8"/>
      <text:p text:style-name="P21"/>
      <text:p text:style-name="P21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1"/>
      <text:p text:style-name="P85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5"/>
      <text:p text:style-name="P85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5"/>
      <text:p text:style-name="P36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6"/>
      <text:p text:style-name="P36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6"/>
      <text:p text:style-name="P84">The 2 x 2 version is given below as an example:</text:p>
      <text:p text:style-name="P86"/>
      <text:p text:style-name="P86"><draw:frame draw:style-name="fr3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6"/>
      <text:p text:style-name="P89">The rest of the values are then solved by back substitution <text:span text:style-name="T74">with</text:span><draw:frame draw:style-name="fr1" draw:name="Object88" text:anchor-type="as-char" svg:y="-0.1484in" svg:width="1.4374in" svg:height="0.2217in" draw:z-index="108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6"/>
      <text:p text:style-name="P84">Here we have implicitly decided to start the iterative solution at <text:s/>jj=(n-p)/2. <text:s/>If p=<text:span text:style-name="T68">modulo(n,m-1) =0, </text:span>then <text:span text:style-name="T81">we have the 2KU x 2KU matrix:</text:span></text:p>
      <text:p text:style-name="P84"/>
      <text:p text:style-name="P84"><draw:frame draw:style-name="fr3" draw:name="Object98" text:anchor-type="as-char" svg:y="-0.289in" svg:width="2.229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6">because </text:span><text:span text:style-name="T86"><draw:frame draw:style-name="fr1" draw:name="Object127" text:anchor-type="as-char" svg:y="-0.1634in" svg:width="0.9874in" svg:height="0.2236in" draw:z-index="109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4"/>
      <text:p text:style-name="P84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4">we have p additional values of </text:span><text:span text:style-name="T74"><draw:frame draw:style-name="fr1" draw:name="Object111" text:anchor-type="as-char" svg:y="-0.1484in" svg:width="0.2339in" svg:height="0.2091in" draw:z-index="11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to solve for, and </text:span>the definitions of<text:span text:style-name="T35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4">are more complex. <text:s/>There are two cases, p &gt; KU or p &lt; KU, with both reducing to the same solution at p=KU. <text:s/>Consider the central rows:</text:span></text:p>
      <text:p text:style-name="P87"/>
      <text:p text:style-name="P91"><draw:frame draw:style-name="fr1" draw:name="Object113" text:anchor-type="as-char" svg:y="-0.1484in" svg:width="2.6272in" svg:height="0.2181in" draw:z-index="11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6">a vector p in length </text:span><text:span text:style-name="T77">vs </text:span><text:span text:style-name="T78">the definition of </text:span><text:span text:style-name="T78"><draw:frame draw:style-name="fr1" draw:name="Object114" text:anchor-type="as-char" svg:y="-0.1484in" svg:width="0.2063in" svg:height="0.2091in" draw:z-index="113"><draw:object xlink:href="./Object 114" xlink:type="simple" xlink:show="embed" xlink:actuate="onLoad"/><draw:image xlink:href="./ObjectReplacements/Object 114" xlink:type="simple" xlink:show="embed" xlink:actuate="onLoad"/></draw:frame></text:span><text:span text:style-name="T78">at j=(n-p)/2+1:</text:span></text:p>
      <text:p text:style-name="P91"/>
      <text:p text:style-name="P91"/>
      <text:p text:style-name="P91"><text:soft-page-break/><draw:frame draw:style-name="fr1" draw:name="Object115" text:anchor-type="as-char" svg:y="-0.152in" svg:width="5.1465in" svg:height="0.222in" draw:z-index="11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1"/>
      <text:p text:style-name="P105"/>
      <text:p text:style-name="P112">If p &gt; KU, then vecto<text:span text:style-name="T79">r</text:span><draw:frame draw:style-name="fr1" draw:name="Object116" text:anchor-type="as-char" svg:y="-0.1484in" svg:width="0.2228in" svg:height="0.2091in" draw:z-index="115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8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82">s</text:span><text:span text:style-name="T80">o that there is </text:span><text:span text:style-name="T82">a </text:span><text:span text:style-name="T80">duplication of the middle 2KU-p rows.</text:span> </text:p>
      <text:p text:style-name="P112"/>
      <text:p text:style-name="P112"><text:span text:style-name="T94">I</text:span>f p &lt; KU, vector<draw:frame draw:style-name="fr1" draw:name="Object119" text:anchor-type="as-char" svg:y="-0.1484in" svg:width="0.2228in" svg:height="0.2091in" draw:z-index="116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7"><draw:object xlink:href="./Object 117" xlink:type="simple" xlink:show="embed" xlink:actuate="onLoad"/><draw:image xlink:href="./ObjectReplacements/Object 117" xlink:type="simple" xlink:show="embed" xlink:actuate="onLoad"/></draw:frame><text:span text:style-name="T80">and an additional 2KU-2p rows are required. <text:s/></text:span></text:p>
      <text:p text:style-name="P112"/>
      <text:p text:style-name="P112"><text:span text:style-name="T80">If p=0, the 2KU rows (and columns) are generated by </text:span><text:span text:style-name="T80"><draw:frame draw:style-name="fr1" draw:name="Object120" text:anchor-type="as-char" svg:y="-0.1484in" svg:width="0.8583in" svg:height="0.2181in" draw:z-index="121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80">given above.</text:span></text:p>
      <text:p text:style-name="P105"/>
      <text:p text:style-name="P106">The p rows are generated by the central p equations <text:span text:style-name="T83">given by</text:span><draw:frame draw:style-name="fr1" draw:name="Object121" text:anchor-type="as-char" svg:y="-0.1744in" svg:width="1.4437in" svg:height="0.2437in" draw:z-index="119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82">wher</text:span><text:span text:style-name="T83">e</text:span><text:span text:style-name="T63"><draw:frame draw:style-name="fr1" draw:name="Object124" text:anchor-type="as-char" svg:y="-0.1744in" svg:width="0.4516in" svg:height="0.2346in" draw:z-index="120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63">consists of the </text:span><text:span text:style-name="T94">middle</text:span><text:span text:style-name="T63"> p inner values </text:span><text:span text:style-name="T84">and </text:span><text:span text:style-name="T84"><draw:frame draw:style-name="fr1" draw:name="Object122" text:anchor-type="as-char" svg:y="-0.1634in" svg:width="0.498in" svg:height="0.2244in" draw:z-index="122"><draw:object xlink:href="./Object 122" xlink:type="simple" xlink:show="embed" xlink:actuate="onLoad"/><draw:image xlink:href="./ObjectReplacements/Object 122" xlink:type="simple" xlink:show="embed" xlink:actuate="onLoad"/></draw:frame></text:span><text:span text:style-name="T84">are p x p <text:s/></text:span><text:span text:style-name="T89">and </text:span><text:span text:style-name="T84">p x 2KU matrices. <text:s/></text:span></text:p>
      <text:p text:style-name="P111"/>
      <text:p text:style-name="P111"><text:span text:style-name="T85">Using the relationship between </text:span><text:span text:style-name="T78">vecto</text:span><text:span text:style-name="T79">r</text:span><text:span text:style-name="T78"><draw:frame draw:style-name="fr1" draw:name="Object123" text:anchor-type="as-char" svg:y="-0.1484in" svg:width="0.2228in" svg:height="0.2091in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78"> </text:span><text:span text:style-name="T85">and</text:span><text:span text:style-name="T78"> vector</text:span><text:span text:style-name="T78"><draw:frame draw:style-name="fr1" draw:name="Object125" text:anchor-type="as-char" svg:y="-0.1484in" svg:width="0.639in" svg:height="0.2181in" draw:z-index="124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78">, </text:span><text:span text:style-name="T86">a</text:span><text:span text:style-name="T87">nd</text:span><draw:frame draw:style-name="fr1" draw:name="Object126" text:anchor-type="as-char" svg:y="-0.1484in" svg:width="2.6516in" svg:height="0.2319in" draw:z-index="125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91">we can define </text:span><text:span text:style-name="T42"><draw:frame draw:style-name="fr1" draw:name="Object133" text:anchor-type="as-char" svg:y="-0.1484in" svg:width="0.6846in" svg:height="0.2181in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3in" svg:height="0.2181in" draw:z-index="133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91">If p &lt; KU, the first p rows of</text:span><text:span text:style-name="T91"><draw:frame draw:style-name="fr1" draw:name="Object135" text:anchor-type="as-char" svg:y="-0.1484in" svg:width="0.6846in" svg:height="0.2181in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91">are given by the first p rows of</text:span><text:span text:style-name="T91"><draw:frame draw:style-name="fr2" draw:name="Object136" text:anchor-type="as-char" svg:y="-0.172in" svg:width="0.6354in" svg:height="0.2327in" draw:z-index="135"><draw:object xlink:href="./Object 136" xlink:type="simple" xlink:show="embed" xlink:actuate="onLoad"/><draw:image xlink:href="./ObjectReplacements/Object 136" xlink:type="simple" xlink:show="embed" xlink:actuate="onLoad"/></draw:frame></text:span><text:span text:style-name="T91">and the last p row</text:span><text:span text:style-name="T93">s of</text:span><text:span text:style-name="T91"><draw:frame draw:style-name="fr1" draw:name="Object137" text:anchor-type="as-char" svg:y="-0.1484in" svg:width="0.6846in" svg:height="0.2181in" draw:z-index="136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91">are given by the last p rows of</text:span><text:span text:style-name="T91"><draw:frame draw:style-name="fr2" draw:name="Object138" text:anchor-type="as-char" svg:y="-0.172in" svg:width="0.6354in" svg:height="0.2327in" draw:z-index="137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91">. <text:s/>The center of the matrix is a 2KU-2p version of</text:span><text:span text:style-name="T92"><draw:frame draw:style-name="fr1" draw:name="Object139" text:anchor-type="as-char" svg:y="-0.1484in" svg:width="0.2591in" svg:height="0.2091in" draw:z-index="138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92">. </text:span></text:p>
      <text:p text:style-name="P111"/>
      <text:p text:style-name="P111"><text:span text:style-name="T91">If p &gt; KU, then first KU rows of</text:span><text:span text:style-name="T91"><draw:frame draw:style-name="fr1" draw:name="Object140" text:anchor-type="as-char" svg:y="-0.1484in" svg:width="0.6846in" svg:height="0.2181in" draw:z-index="139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91">are given by the first KU rows of</text:span><text:span text:style-name="T91"><draw:frame draw:style-name="fr2" draw:name="Object141" text:anchor-type="as-char" svg:y="-0.172in" svg:width="0.6354in" svg:height="0.2327in" draw:z-index="140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91">and the last KU rows of</text:span><text:span text:style-name="T91"><draw:frame draw:style-name="fr1" draw:name="Object142" text:anchor-type="as-char" svg:y="-0.1484in" svg:width="0.6846in" svg:height="0.2181in" draw:z-index="141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91">are given by the last KU rows of</text:span><text:span text:style-name="T91"><draw:frame draw:style-name="fr2" draw:name="Object143" text:anchor-type="as-char" svg:y="-0.172in" svg:width="0.6354in" svg:height="0.2327in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91">, resulting in a duplication of the middl</text:span><text:span text:style-name="T93">e</text:span><text:span text:style-name="T91"> 2KU-p rows. <text:s/></text:span><text:span text:style-name="T92"><draw:frame draw:style-name="fr1" draw:name="Object144" text:anchor-type="as-char" svg:y="-0.1484in" svg:width="0.6453in" svg:height="0.2181in" draw:z-index="143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91">is similarly defined, </text:span><text:span text:style-name="T93">using</text:span><text:span text:style-name="T93"><draw:frame draw:style-name="fr2" draw:name="Object145" text:anchor-type="as-char" svg:y="-0.172in" svg:width="0.4929in" svg:height="0.2327in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93">and </text:span><text:span text:style-name="T93"><draw:frame draw:style-name="fr1" draw:name="Object146" text:anchor-type="as-char" svg:y="-0.1484in" svg:width="0.3811in" svg:height="0.2181in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93">.</text:span></text:p>
      <text:p text:style-name="P91"/>
      <text:p text:style-name="P91">Parallel <text:span text:style-name="T70">algorithm</text:span>:</text:p>
      <text:p text:style-name="P84"/>
      <text:p text:style-name="P95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95"/>
      <text:p text:style-name="P107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107"/>
      <text:p text:style-name="P107"><text:span text:style-name="T88">Now, recalling that</text:span><draw:frame draw:style-name="fr1" draw:name="Object104" text:anchor-type="as-char" svg:y="-0.1634in" svg:width="1.4909in" svg:height="0.2362in" draw:z-index="110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8">which is also</text:span>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8">then inverting leads to</text:span>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107"/>
      <text:p text:style-name="P107"><text:span text:style-name="T88">Note however despite that</text:span>:</text:p>
      <text:p text:style-name="P88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88"/>
      <text:p text:style-name="P92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88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89"><text:soft-page-break/>and</text:p>
      <text:p text:style-name="P89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89"/>
      <text:p text:style-name="P90">at the common point <text:span text:style-name="T75">if</text:span><text:span text:style-name="T75"><draw:frame draw:style-name="fr1" draw:name="Object112" text:anchor-type="as-char" svg:y="-0.1984in" svg:width="0.7783in" svg:height="0.2717in" draw:z-index="126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5">. <text:s/>We can pick jj=(n/4) so that each iterative series takes half as many steps as either the usual forward or backward algorithm.</text:span></text:p>
      <text:p text:style-name="P87"/>
      <text:p text:style-name="P87"/>
      <text:p text:style-name="P95"/>
      <text:p text:style-name="P95"><text:span text:style-name="T72">Appendix: </text:span>Definition of matrices</text:p>
      <text:p text:style-name="P87"/>
      <text:p text:style-name="P87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9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99"/>
      <text:p text:style-name="P4"/>
      <text:p text:style-name="P4"><text:s/><draw:frame draw:style-name="fr1" draw:name="Object82" text:anchor-type="as-char" svg:y="-0.2807in" svg:width="3.7134in" svg:height="0.4484in" draw:z-index="10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6">where the AB matrix is m x n, with n the number of points, <text:span text:style-name="T62">similar to </text:span>the general LAPACK band matrix (https://www.netlib.org/lapack/lug/node124.html) notation:</text:p>
      <text:p text:style-name="P96"/>
      <text:p text:style-name="P100"><draw:frame draw:style-name="fr1" draw:name="Object6" text:anchor-type="as-char" svg:y="-0.152in" svg:width="3.0547in" svg:height="0.2134in" draw:z-index="101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columns of A are the columns of AB and the diagonals of A are the rows of AB,</text:span></text:p>
      <text:p text:style-name="P100"/>
      <text:p text:style-name="P104">except that we allow wrapping the periodic coefficients and have the rows of A as the columns of AB and the diagonals of A are the rows of AB:</text:p>
      <text:p text:style-name="P101"/>
      <text:p text:style-name="P101"><draw:frame draw:style-name="fr1" draw:name="Object55" text:anchor-type="as-char" svg:y="-0.152in" svg:width="4.7118in" svg:height="0.2134in" draw:z-index="10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0"/>
      <text:p text:style-name="P56">In the non-periodic banded matrix, the coefficients AB(i,j)=0 when i+j-(m+1)/2 is &lt; 1 or &gt; n.</text:p>
      <text:p text:style-name="P102">With the above definition of AB[i,j] we have the square (i x k) for each j matrices:</text:p>
      <text:p text:style-name="P94"/>
      <text:p text:style-name="P94"><draw:frame draw:style-name="fr1" draw:name="Object63" text:anchor-type="as-char" svg:y="-0.3484in" svg:width="4.928in" svg:height="0.6366in" draw:z-index="10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4"/>
      <text:p text:style-name="P94"/>
      <text:p text:style-name="P94"><draw:frame draw:style-name="fr1" draw:name="Object64" text:anchor-type="as-char" svg:y="-0.3484in" svg:width="4.898in" svg:height="0.6366in" draw:z-index="104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4"/>
      <text:p text:style-name="P94"><draw:frame draw:style-name="fr1" draw:name="Object65" text:anchor-type="as-char" svg:y="-0.3484in" svg:width="4.3516in" svg:height="0.6366in" draw:z-index="10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4"><text:soft-page-break/></text:p>
      <text:p text:style-name="P102"/>
      <text:p text:style-name="P103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06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3"/>
      <text:p text:style-name="P102"><draw:frame draw:style-name="fr1" draw:name="Object35" text:anchor-type="as-char" svg:y="-0.2402in" svg:width="5.2181in" svg:height="0.4209in" draw:z-index="107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2"/>
      <text:p text:style-name="P98">if p=0, <text:span text:style-name="T66">there are no extra rows:</text:span></text:p>
      <text:p text:style-name="P98"/>
      <text:p text:style-name="P98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98"/>
      <text:p text:style-name="P109">For the reverse algorithm, <text:span text:style-name="T89">the middle p equations can be written in the following format:</text:span><text:span text:style-name="T90"><draw:frame draw:style-name="fr1" draw:name="Object130" text:anchor-type="as-char" svg:y="-0.1744in" svg:width="1.4437in" svg:height="0.2437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2">wher</text:span><text:span text:style-name="T83">e</text:span><text:span text:style-name="T63"><draw:frame draw:style-name="fr1" draw:name="Object131" text:anchor-type="as-char" svg:y="-0.1744in" svg:width="0.4516in" svg:height="0.2346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63">consists of the last p inner values </text:span><text:span text:style-name="T84">and </text:span><text:span text:style-name="T84"><draw:frame draw:style-name="fr1" draw:name="Object132" text:anchor-type="as-char" svg:y="-0.1634in" svg:width="0.498in" svg:height="0.2244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4">are </text:span><text:span text:style-name="T89">the matrices given below with dimensions </text:span><text:span text:style-name="T84"><text:s/>p x p <text:s/></text:span><text:span text:style-name="T89">and </text:span><text:span text:style-name="T84">p x 2KU. </text:span></text:p>
      <text:p text:style-name="P83"/>
      <text:p text:style-name="P83"><draw:frame draw:style-name="fr1" draw:name="Object128" text:anchor-type="as-char" svg:y="-0.2429in" svg:width="3.7957in" svg:height="0.4374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3"/>
      <text:p text:style-name="P110">and</text:p>
      <text:p text:style-name="P83"/>
      <text:p text:style-name="P83"><draw:frame draw:style-name="fr1" draw:name="Object129" text:anchor-type="as-char" svg:y="-0.3516in" svg:width="5.2673in" svg:height="0.6547in" draw:z-index="128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3"/>
      <text:p text:style-name="P83"/>
      <text:p text:style-name="P82"/>
      <text:p text:style-name="P93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5-15T15:36:22.938116146</dc:date>
    <meta:editing-duration>P4DT18H2M17S</meta:editing-duration>
    <meta:editing-cycles>125</meta:editing-cycles>
    <meta:generator>LibreOffice/7.1.2.2$Linux_X86_64 LibreOffice_project/10$Build-2</meta:generator>
    <meta:print-date>2021-02-02T11:15:39.552609276</meta:print-date>
    <meta:document-statistic meta:table-count="0" meta:image-count="0" meta:object-count="146" meta:page-count="11" meta:paragraph-count="149" meta:word-count="1421" meta:character-count="7949" meta:non-whitespace-character-count="653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−</mo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p</mi>
                          </mrow>
                        </mrow>
                        <mo fence="true" form="postfix" stretchy="false">)</mo>
                      </mrow>
                      <mo stretchy="false">/</mo>
                      <mn>2</mn>
                    </mrow>
                    <mo stretchy="false">+</mo>
                    <mn>1</mn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-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i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-KU} to{i=KU}{AB(KU+1+i,i)*z(1+mod(N+i+j-1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